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BuildListen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Listen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Listener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Listen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Listen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Listen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BuildListener.AntBuil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Listen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